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Virginia Bea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079">
            <text:p>3079</text:p>
          </table:table-cell>
          <table:table-cell table:style-name="ce22" office:value-type="float" office:value="757">
            <text:p>75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57">
            <text:p>1057</text:p>
          </table:table-cell>
          <table:table-cell table:style-name="ce22" office:value-type="float" office:value="537">
            <text:p>53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192">
            <text:p>2192</text:p>
          </table:table-cell>
          <table:table-cell table:style-name="ce22" office:value-type="float" office:value="394">
            <text:p>39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896">
            <text:p>7896</text:p>
          </table:table-cell>
          <table:table-cell table:style-name="ce22" office:value-type="float" office:value="2266">
            <text:p>226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15">
            <text:p>91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936">
            <text:p>936</text:p>
          </table:table-cell>
          <table:table-cell table:style-name="ce22" office:value-type="float" office:value="182">
            <text:p>18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58">
            <text:p>215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60">
            <text:p>396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72">
            <text:p>1072</text:p>
          </table:table-cell>
          <table:table-cell table:style-name="ce22" office:value-type="float" office:value="320">
            <text:p>32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329">
            <text:p>9329</text:p>
          </table:table-cell>
          <table:table-cell table:style-name="ce22" office:value-type="float" office:value="504">
            <text:p>50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206">
            <text:p>18206</text:p>
          </table:table-cell>
          <table:table-cell table:style-name="ce22" office:value-type="float" office:value="2127">
            <text:p>21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102">
            <text:p>26102</text:p>
          </table:table-cell>
          <table:table-cell table:style-name="ce22" office:value-type="float" office:value="4393">
            <text:p>439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